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a" table:style-name="ta1">
        <table:shapes>
          <draw:frame draw:z-index="0" draw:style-name="gr1" draw:text-style-name="P1" svg:width="159.99mm" svg:height="89.99mm" svg:x="104.04mm" svg:y="13.48mm">
            <loext:p draw:notify-on-update-of-ranges="runa.A2:runa.A34 runa.C2:runa.C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6mm" svg:height="90.05mm" svg:x="105.34mm" svg:y="107.31mm">
            <loext:p draw:notify-on-update-of-ranges="runa.B2:runa.B34 runa.C2:runa.C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0.06mm" svg:height="90.04mm" svg:x="267.6mm" svg:y="14.61mm">
            <loext:p draw:notify-on-update-of-ranges="runa.A2:runa.A34 runa.B2:runa.B3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alavras Únicas (P)</text:p>
          </table:table-cell>
          <table:table-cell table:style-name="ce1" office:value-type="string" calcext:value-type="string">
            <text:p>T(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2" calcext:value-type="float">
            <text:p>0,000002</text:p>
          </table:table-cell>
        </table:table-row>
        <table:table-row table:style-name="ro1">
          <table:table-cell office:value-type="float" office:value="91738" calcext:value-type="float">
            <text:p>91738</text:p>
          </table:table-cell>
          <table:table-cell office:value-type="float" office:value="9348" calcext:value-type="float">
            <text:p>9348</text:p>
          </table:table-cell>
          <table:table-cell office:value-type="float" office:value="0.067151" calcext:value-type="float">
            <text:p>0,067151</text:p>
          </table:table-cell>
        </table:table-row>
        <table:table-row table:style-name="ro1">
          <table:table-cell office:value-type="float" office:value="110495" calcext:value-type="float">
            <text:p>110495</text:p>
          </table:table-cell>
          <table:table-cell office:value-type="float" office:value="10798" calcext:value-type="float">
            <text:p>10798</text:p>
          </table:table-cell>
          <table:table-cell office:value-type="float" office:value="0.080619" calcext:value-type="float">
            <text:p>0,080619</text:p>
          </table:table-cell>
        </table:table-row>
        <table:table-row table:style-name="ro1">
          <table:table-cell office:value-type="float" office:value="242983" calcext:value-type="float">
            <text:p>242983</text:p>
          </table:table-cell>
          <table:table-cell office:value-type="float" office:value="15565" calcext:value-type="float">
            <text:p>15565</text:p>
          </table:table-cell>
          <table:table-cell office:value-type="float" office:value="0.170938" calcext:value-type="float">
            <text:p>0,170938</text:p>
          </table:table-cell>
        </table:table-row>
        <table:table-row table:style-name="ro1">
          <table:table-cell office:value-type="float" office:value="260420" calcext:value-type="float">
            <text:p>260420</text:p>
          </table:table-cell>
          <table:table-cell office:value-type="float" office:value="16775" calcext:value-type="float">
            <text:p>16775</text:p>
          </table:table-cell>
          <table:table-cell office:value-type="float" office:value="0.183122" calcext:value-type="float">
            <text:p>0,183122</text:p>
          </table:table-cell>
        </table:table-row>
        <table:table-row table:style-name="ro1">
          <table:table-cell office:value-type="float" office:value="377324" calcext:value-type="float">
            <text:p>377324</text:p>
          </table:table-cell>
          <table:table-cell office:value-type="float" office:value="21083" calcext:value-type="float">
            <text:p>21083</text:p>
          </table:table-cell>
          <table:table-cell office:value-type="float" office:value="0.266776" calcext:value-type="float">
            <text:p>0,266776</text:p>
          </table:table-cell>
        </table:table-row>
        <table:table-row table:style-name="ro1">
          <table:table-cell office:value-type="float" office:value="725332" calcext:value-type="float">
            <text:p>725332</text:p>
          </table:table-cell>
          <table:table-cell office:value-type="float" office:value="35961" calcext:value-type="float">
            <text:p>35961</text:p>
          </table:table-cell>
          <table:table-cell office:value-type="float" office:value="0.531803" calcext:value-type="float">
            <text:p>0,531803</text:p>
          </table:table-cell>
        </table:table-row>
        <table:table-row table:style-name="ro1">
          <table:table-cell office:value-type="float" office:value="770447" calcext:value-type="float">
            <text:p>770447</text:p>
          </table:table-cell>
          <table:table-cell office:value-type="float" office:value="37590" calcext:value-type="float">
            <text:p>37590</text:p>
          </table:table-cell>
          <table:table-cell office:value-type="float" office:value="0.570903" calcext:value-type="float">
            <text:p>0,570903</text:p>
          </table:table-cell>
        </table:table-row>
        <table:table-row table:style-name="ro1">
          <table:table-cell office:value-type="float" office:value="787175" calcext:value-type="float">
            <text:p>787175</text:p>
          </table:table-cell>
          <table:table-cell office:value-type="float" office:value="37753" calcext:value-type="float">
            <text:p>37753</text:p>
          </table:table-cell>
          <table:table-cell office:value-type="float" office:value="0.579924" calcext:value-type="float">
            <text:p>0,579924</text:p>
          </table:table-cell>
        </table:table-row>
        <table:table-row table:style-name="ro1">
          <table:table-cell office:value-type="float" office:value="793748" calcext:value-type="float">
            <text:p>793748</text:p>
          </table:table-cell>
          <table:table-cell office:value-type="float" office:value="37899" calcext:value-type="float">
            <text:p>37899</text:p>
          </table:table-cell>
          <table:table-cell office:value-type="float" office:value="0.585812" calcext:value-type="float">
            <text:p>0,585812</text:p>
          </table:table-cell>
        </table:table-row>
        <table:table-row table:style-name="ro1">
          <table:table-cell office:value-type="float" office:value="878020" calcext:value-type="float">
            <text:p>878020</text:p>
          </table:table-cell>
          <table:table-cell office:value-type="float" office:value="40105" calcext:value-type="float">
            <text:p>40105</text:p>
          </table:table-cell>
          <table:table-cell office:value-type="float" office:value="0.650214" calcext:value-type="float">
            <text:p>0,650214</text:p>
          </table:table-cell>
        </table:table-row>
        <table:table-row table:style-name="ro1">
          <table:table-cell office:value-type="float" office:value="976491" calcext:value-type="float">
            <text:p>976491</text:p>
          </table:table-cell>
          <table:table-cell office:value-type="float" office:value="42377" calcext:value-type="float">
            <text:p>42377</text:p>
          </table:table-cell>
          <table:table-cell office:value-type="float" office:value="0.722959" calcext:value-type="float">
            <text:p>0,722959</text:p>
          </table:table-cell>
        </table:table-row>
        <table:table-row table:style-name="ro1">
          <table:table-cell office:value-type="float" office:value="993927" calcext:value-type="float">
            <text:p>993927</text:p>
          </table:table-cell>
          <table:table-cell office:value-type="float" office:value="42497" calcext:value-type="float">
            <text:p>42497</text:p>
          </table:table-cell>
          <table:table-cell office:value-type="float" office:value="0.735845" calcext:value-type="float">
            <text:p>0,735845</text:p>
          </table:table-cell>
        </table:table-row>
        <table:table-row table:style-name="ro1">
          <table:table-cell office:value-type="float" office:value="1095492" calcext:value-type="float">
            <text:p>1095492</text:p>
          </table:table-cell>
          <table:table-cell office:value-type="float" office:value="45126" calcext:value-type="float">
            <text:p>45126</text:p>
          </table:table-cell>
          <table:table-cell office:value-type="float" office:value="0.810684" calcext:value-type="float">
            <text:p>0,810684</text:p>
          </table:table-cell>
        </table:table-row>
        <table:table-row table:style-name="ro1">
          <table:table-cell office:value-type="float" office:value="1140438" calcext:value-type="float">
            <text:p>1140438</text:p>
          </table:table-cell>
          <table:table-cell office:value-type="float" office:value="45758" calcext:value-type="float">
            <text:p>45758</text:p>
          </table:table-cell>
          <table:table-cell office:value-type="float" office:value="0.842988" calcext:value-type="float">
            <text:p>0,842988</text:p>
          </table:table-cell>
        </table:table-row>
        <table:table-row table:style-name="ro1">
          <table:table-cell office:value-type="float" office:value="1157679" calcext:value-type="float">
            <text:p>1157679</text:p>
          </table:table-cell>
          <table:table-cell office:value-type="float" office:value="46352" calcext:value-type="float">
            <text:p>46352</text:p>
          </table:table-cell>
          <table:table-cell office:value-type="float" office:value="0.859416" calcext:value-type="float">
            <text:p>0,859416</text:p>
          </table:table-cell>
        </table:table-row>
        <table:table-row table:style-name="ro1">
          <table:table-cell office:value-type="float" office:value="1181997" calcext:value-type="float">
            <text:p>1181997</text:p>
          </table:table-cell>
          <table:table-cell office:value-type="float" office:value="46852" calcext:value-type="float">
            <text:p>46852</text:p>
          </table:table-cell>
          <table:table-cell office:value-type="float" office:value="0.872767" calcext:value-type="float">
            <text:p>0,872767</text:p>
          </table:table-cell>
        </table:table-row>
        <table:table-row table:style-name="ro1">
          <table:table-cell office:value-type="float" office:value="1339341" calcext:value-type="float">
            <text:p>1339341</text:p>
          </table:table-cell>
          <table:table-cell office:value-type="float" office:value="48793" calcext:value-type="float">
            <text:p>48793</text:p>
          </table:table-cell>
          <table:table-cell office:value-type="float" office:value="0.986674" calcext:value-type="float">
            <text:p>0,986674</text:p>
          </table:table-cell>
        </table:table-row>
        <table:table-row table:style-name="ro1">
          <table:table-cell office:value-type="float" office:value="1397511" calcext:value-type="float">
            <text:p>1397511</text:p>
          </table:table-cell>
          <table:table-cell office:value-type="float" office:value="49453" calcext:value-type="float">
            <text:p>49453</text:p>
          </table:table-cell>
          <table:table-cell office:value-type="float" office:value="1.02584" calcext:value-type="float">
            <text:p>1,02584</text:p>
          </table:table-cell>
        </table:table-row>
        <table:table-row table:style-name="ro1">
          <table:table-cell office:value-type="float" office:value="1587439" calcext:value-type="float">
            <text:p>1587439</text:p>
          </table:table-cell>
          <table:table-cell office:value-type="float" office:value="53964" calcext:value-type="float">
            <text:p>53964</text:p>
          </table:table-cell>
          <table:table-cell office:value-type="float" office:value="1.16527" calcext:value-type="float">
            <text:p>1,16527</text:p>
          </table:table-cell>
        </table:table-row>
        <table:table-row table:style-name="ro1">
          <table:table-cell office:value-type="float" office:value="1605689" calcext:value-type="float">
            <text:p>1605689</text:p>
          </table:table-cell>
          <table:table-cell office:value-type="float" office:value="54266" calcext:value-type="float">
            <text:p>54266</text:p>
          </table:table-cell>
          <table:table-cell office:value-type="float" office:value="1.17541" calcext:value-type="float">
            <text:p>1,17541</text:p>
          </table:table-cell>
        </table:table-row>
        <table:table-row table:style-name="ro1">
          <table:table-cell office:value-type="float" office:value="1696633" calcext:value-type="float">
            <text:p>1696633</text:p>
          </table:table-cell>
          <table:table-cell office:value-type="float" office:value="55218" calcext:value-type="float">
            <text:p>55218</text:p>
          </table:table-cell>
          <table:table-cell office:value-type="float" office:value="1.24616" calcext:value-type="float">
            <text:p>1,24616</text:p>
          </table:table-cell>
        </table:table-row>
        <table:table-row table:style-name="ro1">
          <table:table-cell office:value-type="float" office:value="1713175" calcext:value-type="float">
            <text:p>1713175</text:p>
          </table:table-cell>
          <table:table-cell office:value-type="float" office:value="55469" calcext:value-type="float">
            <text:p>55469</text:p>
          </table:table-cell>
          <table:table-cell office:value-type="float" office:value="1.26094" calcext:value-type="float">
            <text:p>1,26094</text:p>
          </table:table-cell>
        </table:table-row>
        <table:table-row table:style-name="ro1">
          <table:table-cell office:value-type="float" office:value="1849509" calcext:value-type="float">
            <text:p>1849509</text:p>
          </table:table-cell>
          <table:table-cell office:value-type="float" office:value="58505" calcext:value-type="float">
            <text:p>58505</text:p>
          </table:table-cell>
          <table:table-cell office:value-type="float" office:value="1.3815" calcext:value-type="float">
            <text:p>1,3815</text:p>
          </table:table-cell>
        </table:table-row>
        <table:table-row table:style-name="ro1">
          <table:table-cell office:value-type="float" office:value="1874471" calcext:value-type="float">
            <text:p>1874471</text:p>
          </table:table-cell>
          <table:table-cell office:value-type="float" office:value="59392" calcext:value-type="float">
            <text:p>59392</text:p>
          </table:table-cell>
          <table:table-cell office:value-type="float" office:value="1.38047" calcext:value-type="float">
            <text:p>1,38047</text:p>
          </table:table-cell>
        </table:table-row>
        <table:table-row table:style-name="ro1">
          <table:table-cell office:value-type="float" office:value="1943438" calcext:value-type="float">
            <text:p>1943438</text:p>
          </table:table-cell>
          <table:table-cell office:value-type="float" office:value="60837" calcext:value-type="float">
            <text:p>60837</text:p>
          </table:table-cell>
          <table:table-cell office:value-type="float" office:value="1.4335" calcext:value-type="float">
            <text:p>1,4335</text:p>
          </table:table-cell>
        </table:table-row>
        <table:table-row table:style-name="ro1">
          <table:table-cell office:value-type="float" office:value="2035973" calcext:value-type="float">
            <text:p>2035973</text:p>
          </table:table-cell>
          <table:table-cell office:value-type="float" office:value="62739" calcext:value-type="float">
            <text:p>62739</text:p>
          </table:table-cell>
          <table:table-cell office:value-type="float" office:value="1.50348" calcext:value-type="float">
            <text:p>1,50348</text:p>
          </table:table-cell>
        </table:table-row>
        <table:table-row table:style-name="ro1">
          <table:table-cell office:value-type="float" office:value="2148001" calcext:value-type="float">
            <text:p>2148001</text:p>
          </table:table-cell>
          <table:table-cell office:value-type="float" office:value="64251" calcext:value-type="float">
            <text:p>64251</text:p>
          </table:table-cell>
          <table:table-cell office:value-type="float" office:value="1.58788" calcext:value-type="float">
            <text:p>1,58788</text:p>
          </table:table-cell>
        </table:table-row>
        <table:table-row table:style-name="ro1">
          <table:table-cell office:value-type="float" office:value="2262581" calcext:value-type="float">
            <text:p>2262581</text:p>
          </table:table-cell>
          <table:table-cell office:value-type="float" office:value="65391" calcext:value-type="float">
            <text:p>65391</text:p>
          </table:table-cell>
          <table:table-cell office:value-type="float" office:value="1.66641" calcext:value-type="float">
            <text:p>1,66641</text:p>
          </table:table-cell>
        </table:table-row>
        <table:table-row table:style-name="ro1">
          <table:table-cell office:value-type="float" office:value="2381602" calcext:value-type="float">
            <text:p>2381602</text:p>
          </table:table-cell>
          <table:table-cell office:value-type="float" office:value="66816" calcext:value-type="float">
            <text:p>66816</text:p>
          </table:table-cell>
          <table:table-cell office:value-type="float" office:value="1.75142" calcext:value-type="float">
            <text:p>1,75142</text:p>
          </table:table-cell>
        </table:table-row>
        <table:table-row table:style-name="ro1">
          <table:table-cell office:value-type="float" office:value="2462155" calcext:value-type="float">
            <text:p>2462155</text:p>
          </table:table-cell>
          <table:table-cell office:value-type="float" office:value="67909" calcext:value-type="float">
            <text:p>67909</text:p>
          </table:table-cell>
          <table:table-cell office:value-type="float" office:value="1.81574" calcext:value-type="float">
            <text:p>1,81574</text:p>
          </table:table-cell>
        </table:table-row>
        <table:table-row table:style-name="ro1">
          <table:table-cell office:value-type="float" office:value="2572047" calcext:value-type="float">
            <text:p>2572047</text:p>
          </table:table-cell>
          <table:table-cell office:value-type="float" office:value="71438" calcext:value-type="float">
            <text:p>71438</text:p>
          </table:table-cell>
          <table:table-cell office:value-type="float" office:value="1.91115" calcext:value-type="float">
            <text:p>1,91115</text:p>
          </table:table-cell>
        </table:table-row>
        <table:table-row table:style-name="ro1">
          <table:table-cell office:value-type="float" office:value="2634474" calcext:value-type="float">
            <text:p>2634474</text:p>
          </table:table-cell>
          <table:table-cell office:value-type="float" office:value="73296" calcext:value-type="float">
            <text:p>73296</text:p>
          </table:table-cell>
          <table:table-cell office:value-type="float" office:value="1.96474" calcext:value-type="float">
            <text:p>1,96474</text:p>
          </table:table-cell>
        </table:table-row>
      </table:table>
      <table:table table:name="memory" table:style-name="ta1">
        <table:shapes>
          <draw:frame draw:z-index="0" draw:style-name="gr1" draw:text-style-name="P1" svg:width="159.97mm" svg:height="90.04mm" svg:x="93.06mm" svg:y="2.39mm">
            <loext:p draw:notify-on-update-of-ranges="memory.A2:memory.A34 memory.C1:memory.C1 memory.C2:memory.C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4mm" svg:x="98.85mm" svg:y="104.13mm">
            <loext:p draw:notify-on-update-of-ranges="memory.B2:memory.B34 memory.C2:memory.C3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emória(Kb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float" office:value="62427" calcext:value-type="float">
            <text:p>62427</text:p>
          </table:table-cell>
          <table:table-cell office:value-type="float" office:value="8000" calcext:value-type="float">
            <text:p>8000</text:p>
          </table:table-cell>
          <table:table-cell office:value-type="float" office:value="14016" calcext:value-type="float">
            <text:p>14016</text:p>
          </table:table-cell>
        </table:table-row>
        <table:table-row table:style-name="ro1">
          <table:table-cell office:value-type="float" office:value="172319" calcext:value-type="float">
            <text:p>172319</text:p>
          </table:table-cell>
          <table:table-cell office:value-type="float" office:value="16047" calcext:value-type="float">
            <text:p>16047</text:p>
          </table:table-cell>
          <table:table-cell office:value-type="float" office:value="14712" calcext:value-type="float">
            <text:p>14712</text:p>
          </table:table-cell>
        </table:table-row>
        <table:table-row table:style-name="ro1">
          <table:table-cell office:value-type="float" office:value="217434" calcext:value-type="float">
            <text:p>217434</text:p>
          </table:table-cell>
          <table:table-cell office:value-type="float" office:value="18409" calcext:value-type="float">
            <text:p>18409</text:p>
          </table:table-cell>
          <table:table-cell office:value-type="float" office:value="14936" calcext:value-type="float">
            <text:p>14936</text:p>
          </table:table-cell>
        </table:table-row>
        <table:table-row table:style-name="ro1">
          <table:table-cell office:value-type="float" office:value="353768" calcext:value-type="float">
            <text:p>353768</text:p>
          </table:table-cell>
          <table:table-cell office:value-type="float" office:value="23875" calcext:value-type="float">
            <text:p>23875</text:p>
          </table:table-cell>
          <table:table-cell office:value-type="float" office:value="15416" calcext:value-type="float">
            <text:p>15416</text:p>
          </table:table-cell>
        </table:table-row>
        <table:table-row table:style-name="ro1">
          <table:table-cell office:value-type="float" office:value="472789" calcext:value-type="float">
            <text:p>472789</text:p>
          </table:table-cell>
          <table:table-cell office:value-type="float" office:value="26556" calcext:value-type="float">
            <text:p>26556</text:p>
          </table:table-cell>
          <table:table-cell office:value-type="float" office:value="15592" calcext:value-type="float">
            <text:p>15592</text:p>
          </table:table-cell>
        </table:table-row>
        <table:table-row table:style-name="ro1">
          <table:table-cell office:value-type="float" office:value="530959" calcext:value-type="float">
            <text:p>530959</text:p>
          </table:table-cell>
          <table:table-cell office:value-type="float" office:value="28287" calcext:value-type="float">
            <text:p>28287</text:p>
          </table:table-cell>
          <table:table-cell office:value-type="float" office:value="15748" calcext:value-type="float">
            <text:p>15748</text:p>
          </table:table-cell>
        </table:table-row>
        <table:table-row table:style-name="ro1">
          <table:table-cell office:value-type="float" office:value="720887" calcext:value-type="float">
            <text:p>720887</text:p>
          </table:table-cell>
          <table:table-cell office:value-type="float" office:value="35604" calcext:value-type="float">
            <text:p>35604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float" office:value="832915" calcext:value-type="float">
            <text:p>832915</text:p>
          </table:table-cell>
          <table:table-cell office:value-type="float" office:value="38247" calcext:value-type="float">
            <text:p>38247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office:value-type="float" office:value="839488" calcext:value-type="float">
            <text:p>839488</text:p>
          </table:table-cell>
          <table:table-cell office:value-type="float" office:value="38461" calcext:value-type="float">
            <text:p>38461</text:p>
          </table:table-cell>
          <table:table-cell office:value-type="float" office:value="16704" calcext:value-type="float">
            <text:p>16704</text:p>
          </table:table-cell>
        </table:table-row>
        <table:table-row table:style-name="ro1">
          <table:table-cell office:value-type="float" office:value="996832" calcext:value-type="float">
            <text:p>996832</text:p>
          </table:table-cell>
          <table:table-cell office:value-type="float" office:value="40630" calcext:value-type="float">
            <text:p>4063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014268" calcext:value-type="float">
            <text:p>1014268</text:p>
          </table:table-cell>
          <table:table-cell office:value-type="float" office:value="40736" calcext:value-type="float">
            <text:p>40736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032518" calcext:value-type="float">
            <text:p>1032518</text:p>
          </table:table-cell>
          <table:table-cell office:value-type="float" office:value="41213" calcext:value-type="float">
            <text:p>41213</text:p>
          </table:table-cell>
          <table:table-cell office:value-type="float" office:value="17012" calcext:value-type="float">
            <text:p>17012</text:p>
          </table:table-cell>
        </table:table-row>
        <table:table-row table:style-name="ro1">
          <table:table-cell office:value-type="float" office:value="1051275" calcext:value-type="float">
            <text:p>1051275</text:p>
          </table:table-cell>
          <table:table-cell office:value-type="float" office:value="41667" calcext:value-type="float">
            <text:p>41667</text:p>
          </table:table-cell>
          <table:table-cell office:value-type="float" office:value="17016" calcext:value-type="float">
            <text:p>17016</text:p>
          </table:table-cell>
        </table:table-row>
        <table:table-row table:style-name="ro1">
          <table:table-cell office:value-type="float" office:value="1067817" calcext:value-type="float">
            <text:p>1067817</text:p>
          </table:table-cell>
          <table:table-cell office:value-type="float" office:value="42024" calcext:value-type="float">
            <text:p>42024</text:p>
          </table:table-cell>
          <table:table-cell office:value-type="float" office:value="17156" calcext:value-type="float">
            <text:p>17156</text:p>
          </table:table-cell>
        </table:table-row>
        <table:table-row table:style-name="ro1">
          <table:table-cell office:value-type="float" office:value="1092135" calcext:value-type="float">
            <text:p>1092135</text:p>
          </table:table-cell>
          <table:table-cell office:value-type="float" office:value="42550" calcext:value-type="float">
            <text:p>42550</text:p>
          </table:table-cell>
          <table:table-cell office:value-type="float" office:value="17160" calcext:value-type="float">
            <text:p>17160</text:p>
          </table:table-cell>
        </table:table-row>
        <table:table-row table:style-name="ro1">
          <table:table-cell office:value-type="float" office:value="1137081" calcext:value-type="float">
            <text:p>1137081</text:p>
          </table:table-cell>
          <table:table-cell office:value-type="float" office:value="43216" calcext:value-type="float">
            <text:p>43216</text:p>
          </table:table-cell>
          <table:table-cell office:value-type="float" office:value="17172" calcext:value-type="float">
            <text:p>17172</text:p>
          </table:table-cell>
        </table:table-row>
        <table:table-row table:style-name="ro1">
          <table:table-cell office:value-type="float" office:value="1154518" calcext:value-type="float">
            <text:p>1154518</text:p>
          </table:table-cell>
          <table:table-cell office:value-type="float" office:value="43841" calcext:value-type="float">
            <text:p>43841</text:p>
          </table:table-cell>
          <table:table-cell office:value-type="float" office:value="17312" calcext:value-type="float">
            <text:p>17312</text:p>
          </table:table-cell>
        </table:table-row>
        <table:table-row table:style-name="ro1">
          <table:table-cell office:value-type="float" office:value="1171759" calcext:value-type="float">
            <text:p>1171759</text:p>
          </table:table-cell>
          <table:table-cell office:value-type="float" office:value="44476" calcext:value-type="float">
            <text:p>44476</text:p>
          </table:table-cell>
          <table:table-cell office:value-type="float" office:value="17320" calcext:value-type="float">
            <text:p>17320</text:p>
          </table:table-cell>
        </table:table-row>
        <table:table-row table:style-name="ro1">
          <table:table-cell office:value-type="float" office:value="1286339" calcext:value-type="float">
            <text:p>1286339</text:p>
          </table:table-cell>
          <table:table-cell office:value-type="float" office:value="45951" calcext:value-type="float">
            <text:p>45951</text:p>
          </table:table-cell>
          <table:table-cell office:value-type="float" office:value="17476" calcext:value-type="float">
            <text:p>17476</text:p>
          </table:table-cell>
        </table:table-row>
        <table:table-row table:style-name="ro1">
          <table:table-cell office:value-type="float" office:value="1418827" calcext:value-type="float">
            <text:p>1418827</text:p>
          </table:table-cell>
          <table:table-cell office:value-type="float" office:value="47501" calcext:value-type="float">
            <text:p>47501</text:p>
          </table:table-cell>
          <table:table-cell office:value-type="float" office:value="17636" calcext:value-type="float">
            <text:p>17636</text:p>
          </table:table-cell>
        </table:table-row>
        <table:table-row table:style-name="ro1">
          <table:table-cell office:value-type="float" office:value="1499380" calcext:value-type="float">
            <text:p>1499380</text:p>
          </table:table-cell>
          <table:table-cell office:value-type="float" office:value="49060" calcext:value-type="float">
            <text:p>49060</text:p>
          </table:table-cell>
          <table:table-cell office:value-type="float" office:value="17788" calcext:value-type="float">
            <text:p>17788</text:p>
          </table:table-cell>
        </table:table-row>
        <table:table-row table:style-name="ro1">
          <table:table-cell office:value-type="float" office:value="1597851" calcext:value-type="float">
            <text:p>1597851</text:p>
          </table:table-cell>
          <table:table-cell office:value-type="float" office:value="50608" calcext:value-type="float">
            <text:p>50608</text:p>
          </table:table-cell>
          <table:table-cell office:value-type="float" office:value="17944" calcext:value-type="float">
            <text:p>17944</text:p>
          </table:table-cell>
        </table:table-row>
        <table:table-row table:style-name="ro1">
          <table:table-cell office:value-type="float" office:value="1699416" calcext:value-type="float">
            <text:p>1699416</text:p>
          </table:table-cell>
          <table:table-cell office:value-type="float" office:value="52592" calcext:value-type="float">
            <text:p>52592</text:p>
          </table:table-cell>
          <table:table-cell office:value-type="float" office:value="18108" calcext:value-type="float">
            <text:p>18108</text:p>
          </table:table-cell>
        </table:table-row>
        <table:table-row table:style-name="ro1">
          <table:table-cell office:value-type="float" office:value="1783688" calcext:value-type="float">
            <text:p>1783688</text:p>
          </table:table-cell>
          <table:table-cell office:value-type="float" office:value="54211" calcext:value-type="float">
            <text:p>54211</text:p>
          </table:table-cell>
          <table:table-cell office:value-type="float" office:value="18268" calcext:value-type="float">
            <text:p>18268</text:p>
          </table:table-cell>
        </table:table-row>
        <table:table-row table:style-name="ro1">
          <table:table-cell office:value-type="float" office:value="1900592" calcext:value-type="float">
            <text:p>1900592</text:p>
          </table:table-cell>
          <table:table-cell office:value-type="float" office:value="56280" calcext:value-type="float">
            <text:p>56280</text:p>
          </table:table-cell>
          <table:table-cell office:value-type="float" office:value="18428" calcext:value-type="float">
            <text:p>18428</text:p>
          </table:table-cell>
        </table:table-row>
        <table:table-row table:style-name="ro1">
          <table:table-cell office:value-type="float" office:value="2248600" calcext:value-type="float">
            <text:p>2248600</text:p>
          </table:table-cell>
          <table:table-cell office:value-type="float" office:value="66924" calcext:value-type="float">
            <text:p>66924</text:p>
          </table:table-cell>
          <table:table-cell office:value-type="float" office:value="19520" calcext:value-type="float">
            <text:p>19520</text:p>
          </table:table-cell>
        </table:table-row>
        <table:table-row table:style-name="ro1">
          <table:table-cell office:value-type="float" office:value="2339544" calcext:value-type="float">
            <text:p>2339544</text:p>
          </table:table-cell>
          <table:table-cell office:value-type="float" office:value="67762" calcext:value-type="float">
            <text:p>67762</text:p>
          </table:table-cell>
          <table:table-cell office:value-type="float" office:value="19540" calcext:value-type="float">
            <text:p>19540</text:p>
          </table:table-cell>
        </table:table-row>
        <table:table-row table:style-name="ro1">
          <table:table-cell office:value-type="float" office:value="2364506" calcext:value-type="float">
            <text:p>2364506</text:p>
          </table:table-cell>
          <table:table-cell office:value-type="float" office:value="68541" calcext:value-type="float">
            <text:p>68541</text:p>
          </table:table-cell>
          <table:table-cell office:value-type="float" office:value="19680" calcext:value-type="float">
            <text:p>19680</text:p>
          </table:table-cell>
        </table:table-row>
        <table:table-row table:style-name="ro1">
          <table:table-cell office:value-type="float" office:value="2381234" calcext:value-type="float">
            <text:p>2381234</text:p>
          </table:table-cell>
          <table:table-cell office:value-type="float" office:value="68624" calcext:value-type="float">
            <text:p>68624</text:p>
          </table:table-cell>
          <table:table-cell office:value-type="float" office:value="19680" calcext:value-type="float">
            <text:p>19680</text:p>
          </table:table-cell>
        </table:table-row>
        <table:table-row table:style-name="ro1">
          <table:table-cell office:value-type="float" office:value="2473769" calcext:value-type="float">
            <text:p>2473769</text:p>
          </table:table-cell>
          <table:table-cell office:value-type="float" office:value="70464" calcext:value-type="float">
            <text:p>70464</text:p>
          </table:table-cell>
          <table:table-cell office:value-type="float" office:value="19840" calcext:value-type="float">
            <text:p>19840</text:p>
          </table:table-cell>
        </table:table-row>
        <table:table-row table:style-name="ro1">
          <table:table-cell office:value-type="float" office:value="2542736" calcext:value-type="float">
            <text:p>2542736</text:p>
          </table:table-cell>
          <table:table-cell office:value-type="float" office:value="71797" calcext:value-type="float">
            <text:p>71797</text:p>
          </table:table-cell>
          <table:table-cell office:value-type="float" office:value="19864" calcext:value-type="float">
            <text:p>19864</text:p>
          </table:table-cell>
        </table:table-row>
        <table:table-row table:style-name="ro1">
          <table:table-cell office:value-type="float" office:value="2634474" calcext:value-type="float">
            <text:p>2634474</text:p>
          </table:table-cell>
          <table:table-cell office:value-type="float" office:value="73296" calcext:value-type="float">
            <text:p>73296</text:p>
          </table:table-cell>
          <table:table-cell office:value-type="float" office:value="20016" calcext:value-type="float">
            <text:p>20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8:15:22.239422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1T19:20:22.779526301</dc:date>
    <dc:creator>Mateus Marim</dc:creator>
    <meta:editing-duration>PT3H4M22S</meta:editing-duration>
    <meta:editing-cycles>6</meta:editing-cycles>
    <meta:generator>LibreOffice/5.0.2.2$Linux_X86_64 LibreOffice_project/00m0$Build-2</meta:generator>
    <meta:document-statistic meta:table-count="2" meta:cell-count="2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83caff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71cm" svg:y="0.316cm" chart:style-name="ch2">
          <text:p>Tempo de execução em relação a N</text:p>
        </chart:title>
        <chart:legend chart:legend-position="end" svg:x="11.904cm" svg:y="3.952cm" style:legend-expansion="high" chart:style-name="ch3"/>
        <chart:plot-area chart:style-name="ch4" table:cell-range-address="runa.A2:runa.A34 runa.C2:runa.C34" svg:x="1.331cm" svg:y="1.301cm" svg:width="10.253cm" svg:height="6.538cm">
          <chartooo:coordinate-region svg:x="2.058cm" svg:y="1.5cm" svg:width="8.876cm" svg:height="5.692cm"/>
          <chart:axis chart:dimension="x" chart:name="primary-x" chart:style-name="ch5">
            <chart:title svg:x="4.653cm" svg:y="8.019cm" chart:style-name="ch6">
              <text:p>N (Número de entradas)</text:p>
            </chart:title>
          </chart:axis>
          <chart:axis chart:dimension="y" chart:name="primary-y" chart:style-name="ch5">
            <chart:title svg:x="0.451cm" svg:y="6.426cm" chart:style-name="ch7">
              <text:p>T(N) Tempo de Execução</text:p>
            </chart:title>
            <chart:grid chart:style-name="ch8" chart:class="major"/>
          </chart:axis>
          <chart:series chart:style-name="ch9" chart:values-cell-range-address="runa.C2:runa.C34" chart:class="chart:scatter">
            <chart:domain table:cell-range-address="runa.A2:runa.A34"/>
            <chart:regression-curve chart:style-name="ch10">
              <chart:equation chart:display-equation="true" chart:display-r-square="true" svg:x="11.966cm" svg:y="1.437cm"/>
            </chart:regression-curve>
            <chart:data-point chart:repeated="29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a.A2:runa.A34</svg:desc>
                </draw:g>
              </table:table-cell>
              <table:table-cell office:value-type="float" office:value="0.000002">
                <text:p>0.000002</text:p>
                <draw:g>
                  <svg:desc>runa.C2:runa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38">
                <text:p>91738</text:p>
              </table:table-cell>
              <table:table-cell office:value-type="float" office:value="0.067151">
                <text:p>0.067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495">
                <text:p>110495</text:p>
              </table:table-cell>
              <table:table-cell office:value-type="float" office:value="0.080619">
                <text:p>0.080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983">
                <text:p>242983</text:p>
              </table:table-cell>
              <table:table-cell office:value-type="float" office:value="0.170938">
                <text:p>0.170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420">
                <text:p>260420</text:p>
              </table:table-cell>
              <table:table-cell office:value-type="float" office:value="0.183122">
                <text:p>0.183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324">
                <text:p>377324</text:p>
              </table:table-cell>
              <table:table-cell office:value-type="float" office:value="0.266776">
                <text:p>0.266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5332">
                <text:p>725332</text:p>
              </table:table-cell>
              <table:table-cell office:value-type="float" office:value="0.531803">
                <text:p>0.531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447">
                <text:p>770447</text:p>
              </table:table-cell>
              <table:table-cell office:value-type="float" office:value="0.570903">
                <text:p>0.570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175">
                <text:p>787175</text:p>
              </table:table-cell>
              <table:table-cell office:value-type="float" office:value="0.579924">
                <text:p>0.579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3748">
                <text:p>793748</text:p>
              </table:table-cell>
              <table:table-cell office:value-type="float" office:value="0.585812">
                <text:p>0.585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8020">
                <text:p>878020</text:p>
              </table:table-cell>
              <table:table-cell office:value-type="float" office:value="0.650214">
                <text:p>0.650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6491">
                <text:p>976491</text:p>
              </table:table-cell>
              <table:table-cell office:value-type="float" office:value="0.722959">
                <text:p>0.722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3927">
                <text:p>993927</text:p>
              </table:table-cell>
              <table:table-cell office:value-type="float" office:value="0.735845">
                <text:p>0.735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5492">
                <text:p>1095492</text:p>
              </table:table-cell>
              <table:table-cell office:value-type="float" office:value="0.810684">
                <text:p>0.810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0438">
                <text:p>1140438</text:p>
              </table:table-cell>
              <table:table-cell office:value-type="float" office:value="0.842988">
                <text:p>0.842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7679">
                <text:p>1157679</text:p>
              </table:table-cell>
              <table:table-cell office:value-type="float" office:value="0.859416">
                <text:p>0.859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1997">
                <text:p>1181997</text:p>
              </table:table-cell>
              <table:table-cell office:value-type="float" office:value="0.872767">
                <text:p>0.872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9341">
                <text:p>1339341</text:p>
              </table:table-cell>
              <table:table-cell office:value-type="float" office:value="0.986674">
                <text:p>0.986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7511">
                <text:p>1397511</text:p>
              </table:table-cell>
              <table:table-cell office:value-type="float" office:value="1.02584">
                <text:p>1.02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7439">
                <text:p>1587439</text:p>
              </table:table-cell>
              <table:table-cell office:value-type="float" office:value="1.16527">
                <text:p>1.16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5689">
                <text:p>1605689</text:p>
              </table:table-cell>
              <table:table-cell office:value-type="float" office:value="1.17541">
                <text:p>1.17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6633">
                <text:p>1696633</text:p>
              </table:table-cell>
              <table:table-cell office:value-type="float" office:value="1.24616">
                <text:p>1.24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3175">
                <text:p>1713175</text:p>
              </table:table-cell>
              <table:table-cell office:value-type="float" office:value="1.26094">
                <text:p>1.2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9509">
                <text:p>1849509</text:p>
              </table:table-cell>
              <table:table-cell office:value-type="float" office:value="1.3815">
                <text:p>1.3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74471">
                <text:p>1874471</text:p>
              </table:table-cell>
              <table:table-cell office:value-type="float" office:value="1.38047">
                <text:p>1.38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3438">
                <text:p>1943438</text:p>
              </table:table-cell>
              <table:table-cell office:value-type="float" office:value="1.4335">
                <text:p>1.4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5973">
                <text:p>2035973</text:p>
              </table:table-cell>
              <table:table-cell office:value-type="float" office:value="1.50348">
                <text:p>1.50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8001">
                <text:p>2148001</text:p>
              </table:table-cell>
              <table:table-cell office:value-type="float" office:value="1.58788">
                <text:p>1.58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2581">
                <text:p>2262581</text:p>
              </table:table-cell>
              <table:table-cell office:value-type="float" office:value="1.66641">
                <text:p>1.66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1602">
                <text:p>2381602</text:p>
              </table:table-cell>
              <table:table-cell office:value-type="float" office:value="1.75142">
                <text:p>1.75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62155">
                <text:p>2462155</text:p>
              </table:table-cell>
              <table:table-cell office:value-type="float" office:value="1.81574">
                <text:p>1.81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2047">
                <text:p>2572047</text:p>
              </table:table-cell>
              <table:table-cell office:value-type="float" office:value="1.91115">
                <text:p>1.91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4474">
                <text:p>2634474</text:p>
              </table:table-cell>
              <table:table-cell office:value-type="float" office:value="1.96474">
                <text:p>1.96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453cm" svg:y="3.954cm" style:legend-expansion="high" chart:style-name="ch2"/>
        <chart:plot-area chart:style-name="ch3" table:cell-range-address="memory.A2:memory.A34 memory.C1:memory.C34" chart:data-source-has-labels="row" svg:x="0.319cm" svg:y="0.18cm" svg:width="10.815cm" svg:height="8.645cm">
          <chartooo:coordinate-region svg:x="1.496cm" svg:y="0.38cm" svg:width="8.98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mory.C2:memory.C34" chart:label-cell-address="memory.C1:memory.C1" chart:class="chart:scatter">
            <chart:domain table:cell-range-address="memory.A2:memory.A34"/>
            <chart:regression-curve chart:style-name="ch7">
              <chart:equation chart:display-equation="false" chart:display-r-square="true" svg:x="11.558cm" svg:y="1.311cm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ória(Kb)</text:p>
                <draw:g>
                  <svg:desc>memory.C1:memo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mory.A2:memory.A34</svg:desc>
                </draw:g>
              </table:table-cell>
              <table:table-cell office:value-type="float" office:value="13312">
                <text:p>13312</text:p>
                <draw:g>
                  <svg:desc>memory.C2:memory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427">
                <text:p>62427</text:p>
              </table:table-cell>
              <table:table-cell office:value-type="float" office:value="14016">
                <text:p>14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319">
                <text:p>172319</text:p>
              </table:table-cell>
              <table:table-cell office:value-type="float" office:value="14712">
                <text:p>14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7434">
                <text:p>217434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3768">
                <text:p>353768</text:p>
              </table:table-cell>
              <table:table-cell office:value-type="float" office:value="15416">
                <text:p>15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2789">
                <text:p>472789</text:p>
              </table:table-cell>
              <table:table-cell office:value-type="float" office:value="15592">
                <text:p>15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0959">
                <text:p>530959</text:p>
              </table:table-cell>
              <table:table-cell office:value-type="float" office:value="15748">
                <text:p>15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887">
                <text:p>720887</text:p>
              </table:table-cell>
              <table:table-cell office:value-type="float" office:value="16524">
                <text:p>16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2915">
                <text:p>832915</text:p>
              </table:table-cell>
              <table:table-cell office:value-type="float" office:value="16696">
                <text:p>16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9488">
                <text:p>839488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6832">
                <text:p>996832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4268">
                <text:p>1014268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2518">
                <text:p>1032518</text:p>
              </table:table-cell>
              <table:table-cell office:value-type="float" office:value="17012">
                <text:p>17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1275">
                <text:p>1051275</text:p>
              </table:table-cell>
              <table:table-cell office:value-type="float" office:value="17016">
                <text:p>17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67817">
                <text:p>1067817</text:p>
              </table:table-cell>
              <table:table-cell office:value-type="float" office:value="17156">
                <text:p>17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2135">
                <text:p>1092135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7081">
                <text:p>1137081</text:p>
              </table:table-cell>
              <table:table-cell office:value-type="float" office:value="17172">
                <text:p>17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4518">
                <text:p>1154518</text:p>
              </table:table-cell>
              <table:table-cell office:value-type="float" office:value="17312">
                <text:p>17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1759">
                <text:p>1171759</text:p>
              </table:table-cell>
              <table:table-cell office:value-type="float" office:value="17320">
                <text:p>17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6339">
                <text:p>1286339</text:p>
              </table:table-cell>
              <table:table-cell office:value-type="float" office:value="17476">
                <text:p>17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8827">
                <text:p>1418827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9380">
                <text:p>1499380</text:p>
              </table:table-cell>
              <table:table-cell office:value-type="float" office:value="17788">
                <text:p>17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97851">
                <text:p>1597851</text:p>
              </table:table-cell>
              <table:table-cell office:value-type="float" office:value="17944">
                <text:p>17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9416">
                <text:p>1699416</text:p>
              </table:table-cell>
              <table:table-cell office:value-type="float" office:value="18108">
                <text:p>18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83688">
                <text:p>1783688</text:p>
              </table:table-cell>
              <table:table-cell office:value-type="float" office:value="18268">
                <text:p>18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0592">
                <text:p>1900592</text:p>
              </table:table-cell>
              <table:table-cell office:value-type="float" office:value="18428">
                <text:p>18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8600">
                <text:p>2248600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9544">
                <text:p>2339544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64506">
                <text:p>2364506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1234">
                <text:p>2381234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73769">
                <text:p>2473769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42736">
                <text:p>2542736</text:p>
              </table:table-cell>
              <table:table-cell office:value-type="float" office:value="19864">
                <text:p>198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4474">
                <text:p>2634474</text:p>
              </table:table-cell>
              <table:table-cell office:value-type="float" office:value="20016">
                <text:p>20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title svg:x="4.388cm" svg:y="0.316cm" chart:style-name="ch2">
          <text:p>Tempo de execução em relação a P</text:p>
        </chart:title>
        <chart:legend chart:legend-position="end" svg:x="11.911cm" svg:y="3.955cm" style:legend-expansion="high" chart:style-name="ch3"/>
        <chart:plot-area chart:style-name="ch4" table:cell-range-address="runa.B2:runa.C34" svg:x="1.331cm" svg:y="1.301cm" svg:width="10.26cm" svg:height="6.544cm">
          <chartooo:coordinate-region svg:x="2.058cm" svg:y="1.501cm" svg:width="9.068cm" svg:height="5.697cm"/>
          <chart:axis chart:dimension="x" chart:name="primary-x" chart:style-name="ch5">
            <chart:title svg:x="4.988cm" svg:y="8.025cm" chart:style-name="ch6">
              <text:p>P (Palavras Únicas)</text:p>
            </chart:title>
          </chart:axis>
          <chart:axis chart:dimension="y" chart:name="primary-y" chart:style-name="ch5">
            <chart:title svg:x="0.451cm" svg:y="6.535cm" chart:style-name="ch7">
              <text:p>T(N) (Tempo de execução)</text:p>
            </chart:title>
            <chart:grid chart:style-name="ch8" chart:class="major"/>
          </chart:axis>
          <chart:series chart:style-name="ch9" chart:values-cell-range-address="runa.C2:runa.C34" chart:class="chart:scatter">
            <chart:domain table:cell-range-address="runa.B2:runa.B34"/>
            <chart:regression-curve chart:style-name="ch10">
              <chart:equation chart:display-equation="false" chart:display-r-square="true" svg:x="12.203cm" svg:y="1.571cm"/>
            </chart:regression-curve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a.B2:runa.B34</svg:desc>
                </draw:g>
              </table:table-cell>
              <table:table-cell office:value-type="float" office:value="0.000002">
                <text:p>0.000002</text:p>
                <draw:g>
                  <svg:desc>runa.C2:runa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48">
                <text:p>9348</text:p>
              </table:table-cell>
              <table:table-cell office:value-type="float" office:value="0.067151">
                <text:p>0.067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98">
                <text:p>10798</text:p>
              </table:table-cell>
              <table:table-cell office:value-type="float" office:value="0.080619">
                <text:p>0.080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65">
                <text:p>15565</text:p>
              </table:table-cell>
              <table:table-cell office:value-type="float" office:value="0.170938">
                <text:p>0.170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75">
                <text:p>16775</text:p>
              </table:table-cell>
              <table:table-cell office:value-type="float" office:value="0.183122">
                <text:p>0.183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83">
                <text:p>21083</text:p>
              </table:table-cell>
              <table:table-cell office:value-type="float" office:value="0.266776">
                <text:p>0.266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61">
                <text:p>35961</text:p>
              </table:table-cell>
              <table:table-cell office:value-type="float" office:value="0.531803">
                <text:p>0.531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90">
                <text:p>37590</text:p>
              </table:table-cell>
              <table:table-cell office:value-type="float" office:value="0.570903">
                <text:p>0.570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753">
                <text:p>37753</text:p>
              </table:table-cell>
              <table:table-cell office:value-type="float" office:value="0.579924">
                <text:p>0.579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899">
                <text:p>37899</text:p>
              </table:table-cell>
              <table:table-cell office:value-type="float" office:value="0.585812">
                <text:p>0.585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105">
                <text:p>40105</text:p>
              </table:table-cell>
              <table:table-cell office:value-type="float" office:value="0.650214">
                <text:p>0.650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377">
                <text:p>42377</text:p>
              </table:table-cell>
              <table:table-cell office:value-type="float" office:value="0.722959">
                <text:p>0.722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497">
                <text:p>42497</text:p>
              </table:table-cell>
              <table:table-cell office:value-type="float" office:value="0.735845">
                <text:p>0.735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126">
                <text:p>45126</text:p>
              </table:table-cell>
              <table:table-cell office:value-type="float" office:value="0.810684">
                <text:p>0.810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758">
                <text:p>45758</text:p>
              </table:table-cell>
              <table:table-cell office:value-type="float" office:value="0.842988">
                <text:p>0.842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352">
                <text:p>46352</text:p>
              </table:table-cell>
              <table:table-cell office:value-type="float" office:value="0.859416">
                <text:p>0.859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852">
                <text:p>46852</text:p>
              </table:table-cell>
              <table:table-cell office:value-type="float" office:value="0.872767">
                <text:p>0.872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793">
                <text:p>48793</text:p>
              </table:table-cell>
              <table:table-cell office:value-type="float" office:value="0.986674">
                <text:p>0.986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453">
                <text:p>49453</text:p>
              </table:table-cell>
              <table:table-cell office:value-type="float" office:value="1.02584">
                <text:p>1.02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64">
                <text:p>53964</text:p>
              </table:table-cell>
              <table:table-cell office:value-type="float" office:value="1.16527">
                <text:p>1.16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266">
                <text:p>54266</text:p>
              </table:table-cell>
              <table:table-cell office:value-type="float" office:value="1.17541">
                <text:p>1.17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218">
                <text:p>55218</text:p>
              </table:table-cell>
              <table:table-cell office:value-type="float" office:value="1.24616">
                <text:p>1.24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469">
                <text:p>55469</text:p>
              </table:table-cell>
              <table:table-cell office:value-type="float" office:value="1.26094">
                <text:p>1.2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505">
                <text:p>58505</text:p>
              </table:table-cell>
              <table:table-cell office:value-type="float" office:value="1.3815">
                <text:p>1.3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392">
                <text:p>59392</text:p>
              </table:table-cell>
              <table:table-cell office:value-type="float" office:value="1.38047">
                <text:p>1.38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837">
                <text:p>60837</text:p>
              </table:table-cell>
              <table:table-cell office:value-type="float" office:value="1.4335">
                <text:p>1.4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739">
                <text:p>62739</text:p>
              </table:table-cell>
              <table:table-cell office:value-type="float" office:value="1.50348">
                <text:p>1.50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251">
                <text:p>64251</text:p>
              </table:table-cell>
              <table:table-cell office:value-type="float" office:value="1.58788">
                <text:p>1.58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391">
                <text:p>65391</text:p>
              </table:table-cell>
              <table:table-cell office:value-type="float" office:value="1.66641">
                <text:p>1.66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816">
                <text:p>66816</text:p>
              </table:table-cell>
              <table:table-cell office:value-type="float" office:value="1.75142">
                <text:p>1.75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909">
                <text:p>67909</text:p>
              </table:table-cell>
              <table:table-cell office:value-type="float" office:value="1.81574">
                <text:p>1.81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438">
                <text:p>71438</text:p>
              </table:table-cell>
              <table:table-cell office:value-type="float" office:value="1.91115">
                <text:p>1.91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296">
                <text:p>73296</text:p>
              </table:table-cell>
              <table:table-cell office:value-type="float" office:value="1.96474">
                <text:p>1.964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title svg:x="4.586cm" svg:y="0.316cm" chart:style-name="ch2">
          <text:p>Crescimento de P em relação a N</text:p>
        </chart:title>
        <chart:legend chart:legend-position="end" svg:x="11.065cm" svg:y="3.954cm" style:legend-expansion="high" chart:style-name="ch3"/>
        <chart:plot-area chart:style-name="ch4" table:cell-range-address="runa.A2:runa.B34" svg:x="1.331cm" svg:y="1.301cm" svg:width="9.414cm" svg:height="6.543cm">
          <chartooo:coordinate-region svg:x="2.508cm" svg:y="1.5cm" svg:width="7.587cm" svg:height="5.697cm"/>
          <chart:axis chart:dimension="x" chart:name="primary-x" chart:style-name="ch5">
            <chart:title svg:x="4.565cm" svg:y="8.024cm" chart:style-name="ch6">
              <text:p>P (Palavras Únicas)</text:p>
            </chart:title>
          </chart:axis>
          <chart:axis chart:dimension="y" chart:name="primary-y" chart:style-name="ch5">
            <chart:title svg:x="0.451cm" svg:y="6.64cm" chart:style-name="ch7">
              <text:p>N (Quantidade de Palavras)</text:p>
            </chart:title>
            <chart:grid chart:style-name="ch8" chart:class="major"/>
          </chart:axis>
          <chart:series chart:style-name="ch9" chart:values-cell-range-address="runa.B2:runa.B34" chart:class="chart:scatter">
            <chart:domain table:cell-range-address="runa.A2:runa.A34"/>
            <chart:regression-curve chart:style-name="ch10">
              <chart:equation chart:display-equation="false" chart:display-r-square="true" svg:x="11.295cm" svg:y="1.616cm"/>
            </chart:regression-curve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a.A2:runa.A34</svg:desc>
                </draw:g>
              </table:table-cell>
              <table:table-cell office:value-type="float" office:value="0">
                <text:p>0</text:p>
                <draw:g>
                  <svg:desc>runa.B2:runa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38">
                <text:p>91738</text:p>
              </table:table-cell>
              <table:table-cell office:value-type="float" office:value="9348">
                <text:p>9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495">
                <text:p>110495</text:p>
              </table:table-cell>
              <table:table-cell office:value-type="float" office:value="10798">
                <text:p>10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983">
                <text:p>242983</text:p>
              </table:table-cell>
              <table:table-cell office:value-type="float" office:value="15565">
                <text:p>15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420">
                <text:p>260420</text:p>
              </table:table-cell>
              <table:table-cell office:value-type="float" office:value="16775">
                <text:p>16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324">
                <text:p>377324</text:p>
              </table:table-cell>
              <table:table-cell office:value-type="float" office:value="21083">
                <text:p>21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5332">
                <text:p>725332</text:p>
              </table:table-cell>
              <table:table-cell office:value-type="float" office:value="35961">
                <text:p>35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447">
                <text:p>770447</text:p>
              </table:table-cell>
              <table:table-cell office:value-type="float" office:value="37590">
                <text:p>375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175">
                <text:p>787175</text:p>
              </table:table-cell>
              <table:table-cell office:value-type="float" office:value="37753">
                <text:p>37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3748">
                <text:p>793748</text:p>
              </table:table-cell>
              <table:table-cell office:value-type="float" office:value="37899">
                <text:p>37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8020">
                <text:p>878020</text:p>
              </table:table-cell>
              <table:table-cell office:value-type="float" office:value="40105">
                <text:p>4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6491">
                <text:p>976491</text:p>
              </table:table-cell>
              <table:table-cell office:value-type="float" office:value="42377">
                <text:p>42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3927">
                <text:p>993927</text:p>
              </table:table-cell>
              <table:table-cell office:value-type="float" office:value="42497">
                <text:p>42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5492">
                <text:p>1095492</text:p>
              </table:table-cell>
              <table:table-cell office:value-type="float" office:value="45126">
                <text:p>45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0438">
                <text:p>1140438</text:p>
              </table:table-cell>
              <table:table-cell office:value-type="float" office:value="45758">
                <text:p>45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7679">
                <text:p>1157679</text:p>
              </table:table-cell>
              <table:table-cell office:value-type="float" office:value="46352">
                <text:p>46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1997">
                <text:p>1181997</text:p>
              </table:table-cell>
              <table:table-cell office:value-type="float" office:value="46852">
                <text:p>46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9341">
                <text:p>1339341</text:p>
              </table:table-cell>
              <table:table-cell office:value-type="float" office:value="48793">
                <text:p>48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7511">
                <text:p>1397511</text:p>
              </table:table-cell>
              <table:table-cell office:value-type="float" office:value="49453">
                <text:p>49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7439">
                <text:p>1587439</text:p>
              </table:table-cell>
              <table:table-cell office:value-type="float" office:value="53964">
                <text:p>53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5689">
                <text:p>1605689</text:p>
              </table:table-cell>
              <table:table-cell office:value-type="float" office:value="54266">
                <text:p>54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6633">
                <text:p>1696633</text:p>
              </table:table-cell>
              <table:table-cell office:value-type="float" office:value="55218">
                <text:p>55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3175">
                <text:p>1713175</text:p>
              </table:table-cell>
              <table:table-cell office:value-type="float" office:value="55469">
                <text:p>55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9509">
                <text:p>1849509</text:p>
              </table:table-cell>
              <table:table-cell office:value-type="float" office:value="58505">
                <text:p>58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74471">
                <text:p>1874471</text:p>
              </table:table-cell>
              <table:table-cell office:value-type="float" office:value="59392">
                <text:p>59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3438">
                <text:p>1943438</text:p>
              </table:table-cell>
              <table:table-cell office:value-type="float" office:value="60837">
                <text:p>608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5973">
                <text:p>2035973</text:p>
              </table:table-cell>
              <table:table-cell office:value-type="float" office:value="62739">
                <text:p>62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8001">
                <text:p>2148001</text:p>
              </table:table-cell>
              <table:table-cell office:value-type="float" office:value="64251">
                <text:p>64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2581">
                <text:p>2262581</text:p>
              </table:table-cell>
              <table:table-cell office:value-type="float" office:value="65391">
                <text:p>65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1602">
                <text:p>2381602</text:p>
              </table:table-cell>
              <table:table-cell office:value-type="float" office:value="66816">
                <text:p>668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62155">
                <text:p>2462155</text:p>
              </table:table-cell>
              <table:table-cell office:value-type="float" office:value="67909">
                <text:p>67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2047">
                <text:p>2572047</text:p>
              </table:table-cell>
              <table:table-cell office:value-type="float" office:value="71438">
                <text:p>71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4474">
                <text:p>2634474</text:p>
              </table:table-cell>
              <table:table-cell office:value-type="float" office:value="73296">
                <text:p>732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529cm" svg:y="0.316cm" chart:style-name="ch2">
          <text:p>Gasto de memória em relação a P</text:p>
        </chart:title>
        <chart:legend chart:legend-position="end" svg:x="11.902cm" svg:y="3.954cm" style:legend-expansion="high" chart:style-name="ch3"/>
        <chart:plot-area chart:style-name="ch4" table:cell-range-address="memory.B2:memory.C34" svg:x="1.33cm" svg:y="1.301cm" svg:width="10.253cm" svg:height="6.543cm">
          <chartooo:coordinate-region svg:x="2.507cm" svg:y="1.5cm" svg:width="8.611cm" svg:height="5.697cm"/>
          <chart:axis chart:dimension="x" chart:name="primary-x" chart:style-name="ch5">
            <chart:title svg:x="4.983cm" svg:y="8.024cm" chart:style-name="ch6">
              <text:p>P (Palavras Únicas)</text:p>
            </chart:title>
          </chart:axis>
          <chart:axis chart:dimension="y" chart:name="primary-y" chart:style-name="ch5">
            <chart:title svg:x="0.451cm" svg:y="5.608cm" chart:style-name="ch7">
              <text:p>Memória (Kb)</text:p>
            </chart:title>
            <chart:grid chart:style-name="ch8" chart:class="major"/>
          </chart:axis>
          <chart:series chart:style-name="ch9" chart:values-cell-range-address="memory.C2:memory.C34" chart:class="chart:scatter">
            <chart:domain table:cell-range-address="memory.B2:memory.B34"/>
            <chart:regression-curve chart:style-name="ch10">
              <chart:equation chart:display-equation="false" chart:display-r-square="true" svg:x="12.081cm" svg:y="1.183cm"/>
            </chart:regression-curve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mory.B2:memory.B34</svg:desc>
                </draw:g>
              </table:table-cell>
              <table:table-cell office:value-type="float" office:value="13312">
                <text:p>13312</text:p>
                <draw:g>
                  <svg:desc>memory.C2:memory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14016">
                <text:p>14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47">
                <text:p>16047</text:p>
              </table:table-cell>
              <table:table-cell office:value-type="float" office:value="14712">
                <text:p>14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09">
                <text:p>18409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75">
                <text:p>23875</text:p>
              </table:table-cell>
              <table:table-cell office:value-type="float" office:value="15416">
                <text:p>15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56">
                <text:p>26556</text:p>
              </table:table-cell>
              <table:table-cell office:value-type="float" office:value="15592">
                <text:p>15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287">
                <text:p>28287</text:p>
              </table:table-cell>
              <table:table-cell office:value-type="float" office:value="15748">
                <text:p>15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04">
                <text:p>35604</text:p>
              </table:table-cell>
              <table:table-cell office:value-type="float" office:value="16524">
                <text:p>16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247">
                <text:p>38247</text:p>
              </table:table-cell>
              <table:table-cell office:value-type="float" office:value="16696">
                <text:p>16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61">
                <text:p>38461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630">
                <text:p>40630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736">
                <text:p>40736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213">
                <text:p>41213</text:p>
              </table:table-cell>
              <table:table-cell office:value-type="float" office:value="17012">
                <text:p>17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67">
                <text:p>41667</text:p>
              </table:table-cell>
              <table:table-cell office:value-type="float" office:value="17016">
                <text:p>17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24">
                <text:p>42024</text:p>
              </table:table-cell>
              <table:table-cell office:value-type="float" office:value="17156">
                <text:p>17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550">
                <text:p>42550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16">
                <text:p>43216</text:p>
              </table:table-cell>
              <table:table-cell office:value-type="float" office:value="17172">
                <text:p>17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841">
                <text:p>43841</text:p>
              </table:table-cell>
              <table:table-cell office:value-type="float" office:value="17312">
                <text:p>17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76">
                <text:p>44476</text:p>
              </table:table-cell>
              <table:table-cell office:value-type="float" office:value="17320">
                <text:p>17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51">
                <text:p>45951</text:p>
              </table:table-cell>
              <table:table-cell office:value-type="float" office:value="17476">
                <text:p>17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01">
                <text:p>47501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060">
                <text:p>49060</text:p>
              </table:table-cell>
              <table:table-cell office:value-type="float" office:value="17788">
                <text:p>17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608">
                <text:p>50608</text:p>
              </table:table-cell>
              <table:table-cell office:value-type="float" office:value="17944">
                <text:p>17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592">
                <text:p>52592</text:p>
              </table:table-cell>
              <table:table-cell office:value-type="float" office:value="18108">
                <text:p>18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211">
                <text:p>54211</text:p>
              </table:table-cell>
              <table:table-cell office:value-type="float" office:value="18268">
                <text:p>18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280">
                <text:p>56280</text:p>
              </table:table-cell>
              <table:table-cell office:value-type="float" office:value="18428">
                <text:p>18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924">
                <text:p>66924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762">
                <text:p>67762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541">
                <text:p>68541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624">
                <text:p>68624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464">
                <text:p>70464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797">
                <text:p>71797</text:p>
              </table:table-cell>
              <table:table-cell office:value-type="float" office:value="19864">
                <text:p>198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296">
                <text:p>73296</text:p>
              </table:table-cell>
              <table:table-cell office:value-type="float" office:value="20016">
                <text:p>20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